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92.64mm" svg:height="127.52mm" svg:x="143.86mm" svg:y="8.24mm">
            <loext:p draw:notify-on-update-of-ranges="Sheet1.A1:Sheet1.A1 Sheet1.A2:Sheet1.A4 Sheet1.B1:Sheet1.B1 Sheet1.B2:Sheet1.B4 Sheet1.C1:Sheet1.C1 Sheet1.C2:Sheet1.C4 Sheet1.D1:Sheet1.D1 Sheet1.D2:Sheet1.D4 Sheet1.E1:Sheet1.E1 Sheet1.E2:Sheet1.E4 Sheet1.F1:Sheet1.F1 Sheet1.F2:Sheet1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Cok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Jaime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float" office:value="25" calcext:value-type="float">
            <text:p>25</text:p>
          </table:table-cell>
          <table:table-cell office:value-type="float" office:value="46.5" calcext:value-type="float">
            <text:p>46,5</text:p>
          </table:table-cell>
          <table:table-cell office:value-type="float" office:value="30.5" calcext:value-type="float">
            <text:p>30,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float" office:value="25.5" calcext:value-type="float">
            <text:p>25,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,5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9:48:32.2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19S</meta:editing-duration>
    <meta:editing-cycles>4</meta:editing-cycles>
    <meta:generator>LibreOffice/5.0.3.2$Windows_x86 LibreOffice_project/e5f16313668ac592c1bfb310f4390624e3dbfb75</meta:generator>
    <dc:date>2015-11-30T19:58:31.033000000</dc:date>
    <meta:document-statistic meta:table-count="3" meta:cell-count="2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65cm" svg:height="12.753cm" xlink:href=".." xlink:type="simple" chart:class="chart:bar" chart:style-name="ch1">
        <chart:title svg:x="8.583cm" svg:y="0.391cm" chart:style-name="ch2">
          <text:p>Esfuerzos</text:p>
        </chart:title>
        <chart:subtitle svg:x="7.472cm" svg:y="1.425cm" chart:style-name="ch3">
          <text:p>Horas dedicadas al mes</text:p>
        </chart:subtitle>
        <chart:legend chart:legend-position="bottom" svg:x="5.544cm" svg:y="11.97cm" style:legend-expansion="wide" chart:style-name="ch4"/>
        <chart:plot-area chart:style-name="ch5" table:cell-range-address="Sheet1.A1:Sheet1.F4" chart:data-source-has-labels="both" svg:x="0.385cm" svg:y="2.363cm" svg:width="18.495cm" svg:height="9.352cm">
          <chartooo:coordinate-region svg:x="1.006cm" svg:y="2.562cm" svg:width="17.874cm" svg:height="8.506cm"/>
          <chart:axis chart:dimension="x" chart:name="primary-x" chart:style-name="ch6" chartooo:axis-type="auto">
            <chartooo:date-scale/>
            <chart:categories table:cell-range-address="Sheet1.A2:Sheet1.A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Sheet1.B2:Sheet1.B4" chart:label-cell-address="Sheet1.B1:Sheet1.B1" chart:class="chart:bar">
            <chart:data-point chart:repeated="3"/>
          </chart:series>
          <chart:series chart:style-name="ch10" chart:values-cell-range-address="Sheet1.C2:Sheet1.C4" chart:label-cell-address="Sheet1.C1:Sheet1.C1" chart:class="chart:bar">
            <chart:data-point chart:repeated="3"/>
          </chart:series>
          <chart:series chart:style-name="ch11" chart:values-cell-range-address="Sheet1.D2:Sheet1.D4" chart:label-cell-address="Sheet1.D1:Sheet1.D1" chart:class="chart:bar">
            <chart:data-point chart:repeated="3"/>
          </chart:series>
          <chart:series chart:style-name="ch12" chart:values-cell-range-address="Sheet1.E2:Sheet1.E4" chart:label-cell-address="Sheet1.E1:Sheet1.E1" chart:class="chart:bar">
            <chart:data-point chart:repeated="3"/>
          </chart:series>
          <chart:series chart:style-name="ch13" chart:values-cell-range-address="Sheet1.F2:Sheet1.F4" chart:label-cell-address="Sheet1.F1:Sheet1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istina</text:p>
                <draw:g>
                  <svg:desc>Sheet1.B1:Sheet1.B1</svg:desc>
                </draw:g>
              </table:table-cell>
              <table:table-cell office:value-type="string">
                <text:p>Patricia</text:p>
                <draw:g>
                  <svg:desc>Sheet1.C1:Sheet1.C1</svg:desc>
                </draw:g>
              </table:table-cell>
              <table:table-cell office:value-type="string">
                <text:p>Coke</text:p>
                <draw:g>
                  <svg:desc>Sheet1.D1:Sheet1.D1</svg:desc>
                </draw:g>
              </table:table-cell>
              <table:table-cell office:value-type="string">
                <text:p>Alejandro</text:p>
                <draw:g>
                  <svg:desc>Sheet1.E1:Sheet1.E1</svg:desc>
                </draw:g>
              </table:table-cell>
              <table:table-cell office:value-type="string">
                <text:p>Ja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tiembre</text:p>
                <draw:g>
                  <svg:desc>Sheet1.A2:Sheet1.A4</svg:desc>
                </draw:g>
              </table:table-cell>
              <table:table-cell office:value-type="float" office:value="4">
                <text:p>4</text:p>
                <draw:g>
                  <svg:desc>Sheet1.B2:Sheet1.B4</svg:desc>
                </draw:g>
              </table:table-cell>
              <table:table-cell office:value-type="float" office:value="4">
                <text:p>4</text:p>
                <draw:g>
                  <svg:desc>Sheet1.C2:Sheet1.C4</svg:desc>
                </draw:g>
              </table:table-cell>
              <table:table-cell office:value-type="float" office:value="7">
                <text:p>7</text:p>
                <draw:g>
                  <svg:desc>Sheet1.D2:Sheet1.D4</svg:desc>
                </draw:g>
              </table:table-cell>
              <table:table-cell office:value-type="float" office:value="4">
                <text:p>4</text:p>
                <draw:g>
                  <svg:desc>Sheet1.E2:Sheet1.E4</svg:desc>
                </draw:g>
              </table:table-cell>
              <table:table-cell office:value-type="float" office:value="4">
                <text:p>4</text:p>
                <draw:g>
                  <svg:desc>Sheet1.F2:Sheet1.F4</svg:desc>
                </draw:g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25">
                <text:p>25</text:p>
              </table:table-cell>
              <table:table-cell office:value-type="float" office:value="46.5">
                <text:p>46.5</text:p>
              </table:table-cell>
              <table:table-cell office:value-type="float" office:value="30.5">
                <text:p>30.5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25.5">
                <text:p>25.5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7.5">
                <text:p>17.5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